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8248FA211360C95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adornments="Bold" style:font-family-generic="modern" style:font-pitch="fixed"/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99cccc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59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6.3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0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25.965cm"/>
    </style:style>
    <style:style style:name="gr7" style:family="graphic" style:parent-style-name="standard">
      <style:graphic-properties draw:textarea-vertical-align="middl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10.67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subtitle">
      <style:graphic-properties draw:fill-color="#ffffff" fo:min-height="3.799cm"/>
    </style:style>
    <style:style style:name="pr6" style:family="presentation" style:parent-style-name="BrightBlue-subtitle">
      <style:graphic-properties draw:fill-color="#ffffff" fo:min-height="2.783cm"/>
    </style:style>
    <style:style style:name="pr7" style:family="presentation" style:parent-style-name="BrightBlue-subtitle">
      <style:graphic-properties draw:fill-color="#ffffff" fo:min-height="2.533cm"/>
    </style:style>
    <style:style style:name="pr8" style:family="presentation" style:parent-style-name="BrightBlue-subtitle">
      <style:graphic-properties draw:fill-color="#ffffff" fo:min-height="2.733cm"/>
    </style:style>
    <style:style style:name="pr9" style:family="presentation" style:parent-style-name="BrightBlue-subtitle" style:list-style-name="L1">
      <style:graphic-properties draw:fill-color="#ffffff" fo:min-height="8.553cm"/>
    </style:style>
    <style:style style:name="pr10" style:family="presentation" style:parent-style-name="BrightBlue-subtitle">
      <style:graphic-properties draw:fill-color="#ffffff" fo:min-height="1.567cm"/>
    </style:style>
    <style:style style:name="pr11" style:family="presentation" style:parent-style-name="BrightBlue-subtitle">
      <style:graphic-properties draw:fill-color="#ffffff" fo:min-height="3.841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99cccc"/>
      <style:text-properties fo:color="#ffffff"/>
    </style:style>
    <style:style style:name="P3" style:family="paragraph">
      <loext:graphic-properties draw:fill="solid" draw:fill-color="#99cccc"/>
      <style:text-properties fo:color="#ffffff" fo:font-size="18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style:font-name="FreeMono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6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style:text-properties fo:font-size="28pt"/>
    </style:style>
    <style:style style:name="P13" style:family="paragraph">
      <loext:graphic-properties draw:fill-color="#ffffff"/>
      <style:text-properties fo:font-size="28pt" style:font-size-asian="24pt" style:font-size-complex="24pt"/>
    </style:style>
    <style:style style:name="P14" style:family="paragraph">
      <style:text-properties fo:font-size="18pt"/>
    </style:style>
    <style:style style:name="P15" style:family="paragraph">
      <style:paragraph-properties fo:text-align="start"/>
      <style:text-properties fo:font-size="28pt"/>
    </style:style>
    <style:style style:name="P16" style:family="paragraph">
      <loext:graphic-properties draw:fill-color="#ffffff"/>
      <style:paragraph-properties fo:text-align="start"/>
      <style:text-properties fo:font-size="28pt" style:font-size-asian="24pt" style:font-size-complex="24pt"/>
    </style:style>
    <style:style style:name="P17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color="#ffffff" fo:font-size="18pt"/>
    </style:style>
    <style:style style:name="T4" style:family="text">
      <style:text-properties fo:font-size="32pt"/>
    </style:style>
    <style:style style:name="T5" style:family="text">
      <style:text-properties fo:font-size="32pt" fo:font-style="italic" style:font-style-asian="italic" style:font-style-complex="italic"/>
    </style:style>
    <style:style style:name="T6" style:family="text">
      <style:text-properties fo:font-size="32pt"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FreeMono" fo:font-size="24pt" style:font-size-asian="24pt" style:font-size-complex="24pt"/>
    </style:style>
    <style:style style:name="T11" style:family="text">
      <style:text-properties fo:font-size="26pt" style:font-size-asian="24pt" style:font-size-complex="2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FreeMono" fo:font-size="22pt" fo:font-weight="bold" style:font-size-asian="24pt" style:font-weight-asian="bold" style:font-size-complex="24pt" style:font-weight-complex="bold"/>
    </style:style>
    <style:style style:name="T14" style:family="text">
      <style:text-properties style:font-name="FreeMono" fo:font-size="20pt" fo:font-weight="normal" style:font-size-asian="24pt" style:font-weight-asian="bold" style:font-size-complex="24pt" style:font-weight-complex="bold"/>
    </style:style>
    <style:style style:name="T15" style:family="text">
      <style:text-properties style:font-name="FreeMono" fo:font-size="20pt" fo:font-weight="bold" style:font-size-asian="24pt" style:font-weight-asian="bold" style:font-size-complex="24pt" style:font-weight-complex="bold"/>
    </style:style>
    <style:style style:name="T16" style:family="text">
      <style:text-properties style:font-name="FreeMono" fo:font-size="20pt" fo:font-weight="normal" style:font-size-asian="24pt" style:font-size-complex="24pt"/>
    </style:style>
    <style:style style:name="T17" style:family="text">
      <style:text-properties fo:font-size="28pt" style:font-size-asian="24pt" style:font-size-complex="24pt"/>
    </style:style>
    <style:style style:name="T18" style:family="text">
      <style:text-properties fo:font-size="28pt" fo:font-style="italic" style:font-size-asian="24pt" style:font-style-asian="italic" style:font-size-complex="24pt" style:font-style-complex="italic"/>
    </style:style>
    <style:style style:name="T19" style:family="text">
      <style:text-properties fo:font-size="28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aboratorio di Informatica (Ribelle) 2019 – Lezione 4</text:p>
          </draw:text-box>
        </draw:frame>
        <draw:frame presentation:style-name="pr2" draw:text-style-name="P1" draw:layer="layout" svg:width="25.2cm" svg:height="10.678cm" svg:x="1.4cm" svg:y="3.8cm" presentation:class="subtitle" presentation:user-transformed="true">
          <draw:text-box>
            <text:p>Cristiano Longo (opendatahacklab)</text:p>
            <text:p/>
            <text:p>Centro Sociale Autogestito <text:span text:style-name="T1">Officina </text:span><text:span text:style-name="T1">Rebelde</text:span></text:p>
            <text:p/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</text:span><text:span text:style-name="T2">Officina Rebelde - Catania</text:span></text:p>
          </draw:text-box>
        </draw:frame>
        <draw:frame draw:style-name="gr1" draw:text-style-name="P2" draw:layer="layout" svg:width="27.432cm" svg:height="1.016cm" svg:x="0.202cm" svg:y="13.208cm">
          <draw:text-box>
            <text:p><text:span text:style-name="T2">I contenuti di questa presentazione sono rilasciati con licenza CC-BY-</text:span><text:span text:style-name="T2">4.0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tenti</text:p>
          </draw:text-box>
        </draw:frame>
        <draw:frame draw:style-name="gr1" draw:text-style-name="P3" draw:layer="layout" svg:width="27.432cm" svg:height="1.016cm" svg:x="0.254cm" svg:y="14.478cm">
          <draw:text-box>
            <text:p><text:span text:style-name="T3">Laboratorio di Informatica Ribelle – 2019 – Cristiano Longo – C.S.A. </text:span><text:span text:style-name="T3">Officina Rebelde - Catania</text:span></text:p>
          </draw:text-box>
        </draw:frame>
        <draw:frame presentation:style-name="pr5" draw:text-style-name="P4" draw:layer="layout" svg:width="24.508cm" svg:height="3.799cm" svg:x="1.27cm" svg:y="4.08cm">
          <draw:text-box>
            <text:p><text:span text:style-name="T4">Esseri umani e agenti automatici </text:span><text:span text:style-name="T4">accedono alle funzionalità di un </text:span><text:span text:style-name="T4">Computer solo dopo essere stati </text:span><text:span text:style-name="T5">identificati.</text:span><text:span text:style-name="T4"> </text:span></text:p>
          </draw:text-box>
        </draw:frame>
        <draw:frame presentation:style-name="pr5" draw:text-style-name="P4" draw:layer="layout" svg:width="24.508cm" svg:height="3.799cm" svg:x="1.146cm" svg:y="9.144cm">
          <draw:text-box>
            <text:p><text:span text:style-name="T4">Il processo di identificazione si </text:span><text:span text:style-name="T4">chiama </text:span><text:span text:style-name="T5">autenticazione</text:span><text:span text:style-name="T6"> ed associa un </text:span><text:span text:style-name="T5">nome utente </text:span><text:span text:style-name="T6">a chi sta usando il PC</text:span><text:span text:style-name="T5">.</text:span><text:span text:style-name="T4"> 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assword</text:p>
          </draw:text-box>
        </draw:frame>
        <draw:frame draw:style-name="gr1" draw:text-style-name="P3" draw:layer="layout" svg:width="27.432cm" svg:height="1.016cm" svg:x="0.254cm" svg:y="14.478cm">
          <draw:text-box>
            <text:p><text:span text:style-name="T3">Laboratorio di Informatica Ribelle – 2019 – Cristiano Longo – C.S.A. </text:span><text:span text:style-name="T3">Officina Rebelde - Catania</text:span></text:p>
          </draw:text-box>
        </draw:frame>
        <draw:frame presentation:style-name="pr6" draw:text-style-name="P6" draw:layer="layout" svg:width="25.2cm" svg:height="2.783cm" svg:x="1.179cm" svg:y="3.568cm">
          <draw:text-box>
            <text:p><text:span text:style-name="T7">Il riconoscimento dell’utente avviene </text:span><text:span text:style-name="T7">solitamente tramite una </text:span><text:span text:style-name="T8">parola segreta detta </text:span><text:span text:style-name="T9">password.</text:span><text:span text:style-name="T7"> </text:span></text:p>
          </draw:text-box>
        </draw:frame>
        <draw:frame draw:style-name="gr3" draw:text-style-name="P7" draw:layer="layout" svg:width="6.09cm" svg:height="1.098cm" svg:x="7.366cm" svg:y="7.874cm">
          <draw:text-box>
            <text:p><text:span text:style-name="T10">Nome utente</text:span></text:p>
          </draw:text-box>
        </draw:frame>
        <draw:custom-shape draw:style-name="gr4" draw:text-style-name="P8" draw:layer="layout" svg:width="6.858cm" svg:height="1.016cm" svg:x="14.478cm" svg:y="7.87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566cm" svg:height="1.098cm" svg:x="7.366cm" svg:y="9.316cm">
          <draw:text-box>
            <text:p><text:span text:style-name="T10">Password</text:span></text:p>
          </draw:text-box>
        </draw:frame>
        <draw:custom-shape draw:style-name="gr4" draw:text-style-name="P8" draw:layer="layout" svg:width="6.858cm" svg:height="1.016cm" svg:x="14.478cm" svg:y="9.3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assword sicure</text:p>
          </draw:text-box>
        </draw:frame>
        <draw:frame presentation:style-name="pr7" draw:text-style-name="P1" draw:layer="layout" svg:width="23.368cm" svg:height="2.533cm" svg:x="2.032cm" svg:y="3.829cm" presentation:class="subtitle" presentation:user-transformed="true">
          <draw:text-box>
            <text:p>La password deve essere difficile da indovinare.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</text:span><text:span text:style-name="T2">Officina Rebelde - Catania</text:span></text:p>
          </draw:text-box>
        </draw:frame>
        <draw:frame draw:style-name="gr6" draw:text-style-name="P9" draw:layer="layout" svg:width="26.465cm" svg:height="4.351cm" svg:x="0.967cm" svg:y="7.079cm">
          <draw:text-box>
            <text:p><text:span text:style-name="T11">- deve essere lunga almeno 8 caratteri</text:span></text:p>
            <text:p><text:span text:style-name="T11">- deve contenere lettere maiuscole, minuscole, </text:span><text:span text:style-name="T11">numeri e simboli</text:span></text:p>
            <text:p><text:span text:style-name="T11">- non deve contenere il nome utente e il nome </text:span><text:span text:style-name="T11">reale</text:span></text:p>
            <text:p><text:span text:style-name="T11">- non deve contenere una parola completa del </text:span><text:span text:style-name="T11">dizionario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Home directory</text:p>
          </draw:text-box>
        </draw:frame>
        <draw:frame presentation:style-name="pr8" draw:text-style-name="P1" draw:layer="layout" svg:width="27.178cm" svg:height="2.733cm" svg:x="0cm" svg:y="3.308cm" presentation:class="subtitle" presentation:user-transformed="true">
          <draw:text-box>
            <text:p>Ad ogni utente è associata una <text:span text:style-name="T1">home </text:span><text:span text:style-name="T1">directory</text:span><text:span text:style-name="T12"> (directory di lavoro)</text:span> 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</text:span><text:span text:style-name="T2">Officina Rebelde - Catania</text:span></text:p>
          </draw:text-box>
        </draw:frame>
        <draw:frame presentation:style-name="pr9" draw:text-style-name="P11" xml:id="id1" draw:id="id1" draw:layer="layout" svg:width="13.97cm" svg:height="8.553cm" svg:x="3.81cm" svg:y="5.925cm">
          <draw:text-box>
            <text:list text:style-name="L1">
              <text:list-item>
                <text:p text:style-name="P10"><text:span text:style-name="T13"><text:s/></text:span><text:span text:style-name="T14">/</text:span></text:p>
                <text:list>
                  <text:list-item>
                    <text:p text:style-name="P10"><text:span text:style-name="T14">Users</text:span></text:p>
                    <text:list>
                      <text:list-item>
                        <text:p text:style-name="P10"><text:span text:style-name="T15">MyUser</text:span></text:p>
                        <text:list>
                          <text:list-item>
                            <text:p text:style-name="P10"><text:span text:style-name="T14">Documents</text:span></text:p>
                          </text:list-item>
                          <text:list-item>
                            <text:p text:style-name="P10"><text:span text:style-name="T14">Desktop</text:span></text:p>
                          </text:list-item>
                          <text:list-item>
                            <text:p text:style-name="P10"><text:span text:style-name="T14">..</text:span></text:p>
                          </text:list-item>
                        </text:list>
                      </text:list-item>
                      <text:list-item>
                        <text:p text:style-name="P10"><text:span text:style-name="T15">AnotherUser</text:span></text:p>
                        <text:list>
                          <text:list-item>
                            <text:p text:style-name="P10"><text:span text:style-name="T14">Documents</text:span></text:p>
                          </text:list-item>
                          <text:list-item>
                            <text:p text:style-name="P10"><text:span text:style-name="T14">Desktop</text:span></text:p>
                          </text:list-item>
                          <text:list-item>
                            <text:p text:style-name="P10"><text:span text:style-name="T14">..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16">Programs</text:span></text:p>
                  </text:list-item>
                  <text:list-item>
                    <text:p text:style-name="P10"><text:span text:style-name="T16">hello.txt</text:span></text:p>
                  </text:list-item>
                </text:list>
              </text:list-item>
            </text:list>
          </draw:text-box>
        </draw:frame>
        <draw:connector draw:style-name="gr7" draw:text-style-name="P8" draw:layer="layout" svg:x1="17.78cm" svg:y1="10.201cm" svg:x2="17.78cm" svg:y2="10.201cm" draw:start-shape="id1" draw:end-shape="id1" svg:d="M17780 10201z" svg:viewBox="0 0 1 1">
          <text:p/>
        </draw:connecto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referenze utente</text:p>
          </draw:text-box>
        </draw:frame>
        <draw:frame presentation:style-name="pr8" draw:text-style-name="P1" draw:layer="layout" svg:width="24.638cm" svg:height="2.733cm" svg:x="1.016cm" svg:y="5.08cm" presentation:class="subtitle" presentation:user-transformed="true">
          <draw:text-box>
            <text:p><text:span text:style-name="T12">La home directory contiene anche le </text:span><text:span text:style-name="T1">preferenze utente:</text:span><text:span text:style-name="T12"> 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8" draw:text-style-name="P1" draw:layer="layout" svg:width="24.638cm" svg:height="2.733cm" svg:x="1.016cm" svg:y="8.636cm">
          <draw:text-box>
            <text:p><text:span text:style-name="T12">lingua, sfondo del desktop, tema delle finestre, ...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roprietario di un file</text:p>
          </draw:text-box>
        </draw:frame>
        <draw:frame presentation:style-name="pr10" draw:text-style-name="P1" draw:layer="layout" svg:width="24.638cm" svg:height="1.567cm" svg:x="1.016cm" svg:y="4.021cm" presentation:class="subtitle" presentation:user-transformed="true">
          <draw:text-box>
            <text:p>Ogni file e directory ha un utente <text:span text:style-name="T1">proprietario.</text:span><text:span text:style-name="T12"> 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roprietario di un file</text:p>
          </draw:text-box>
        </draw:frame>
        <draw:frame presentation:style-name="pr10" draw:text-style-name="P1" draw:layer="layout" svg:width="24.638cm" svg:height="1.567cm" svg:x="1.016cm" svg:y="4.021cm" presentation:class="subtitle" presentation:user-transformed="true">
          <draw:text-box>
            <text:p>Ogni file e directory ha un utente <text:span text:style-name="T1">proprietario.</text:span><text:span text:style-name="T12"> 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8" draw:text-style-name="P1" draw:layer="layout" svg:width="24.638cm" svg:height="2.733cm" svg:x="0.99cm" svg:y="5.843cm">
          <draw:text-box>
            <text:p><text:span text:style-name="T12">Ogni utente è proprietario della propria ho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roprietario di un file</text:p>
          </draw:text-box>
        </draw:frame>
        <draw:frame presentation:style-name="pr10" draw:text-style-name="P1" draw:layer="layout" svg:width="24.638cm" svg:height="1.567cm" svg:x="1.016cm" svg:y="4.021cm" presentation:class="subtitle" presentation:user-transformed="true">
          <draw:text-box>
            <text:p>Ogni file e directory ha un utente <text:span text:style-name="T1">proprietario.</text:span><text:span text:style-name="T12"> 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8" draw:text-style-name="P1" draw:layer="layout" svg:width="24.638cm" svg:height="2.733cm" svg:x="1.016cm" svg:y="8.697cm">
          <draw:text-box>
            <text:p><text:span text:style-name="T12">Inizialmente il proprietario di un file/cartella è chi lo ha creato. </text:span></text:p>
          </draw:text-box>
        </draw:frame>
        <draw:frame presentation:style-name="pr8" draw:text-style-name="P1" draw:layer="layout" svg:width="24.638cm" svg:height="2.733cm" svg:x="0.99cm" svg:y="5.843cm">
          <draw:text-box>
            <text:p><text:span text:style-name="T12">Ogni utente è proprietario della propria ho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roprietario di un file</text:p>
          </draw:text-box>
        </draw:frame>
        <draw:frame presentation:style-name="pr10" draw:text-style-name="P1" draw:layer="layout" svg:width="24.638cm" svg:height="1.567cm" svg:x="1.016cm" svg:y="4.021cm" presentation:class="subtitle" presentation:user-transformed="true">
          <draw:text-box>
            <text:p>Ogni file e directory ha un utente <text:span text:style-name="T1">proprietario.</text:span><text:span text:style-name="T12"> 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8" draw:text-style-name="P1" draw:layer="layout" svg:width="24.638cm" svg:height="2.733cm" svg:x="1.016cm" svg:y="8.697cm">
          <draw:text-box>
            <text:p><text:span text:style-name="T12">Inizialmente il proprietario di un file/cartella è chi lo ha creato. </text:span></text:p>
          </draw:text-box>
        </draw:frame>
        <draw:frame presentation:style-name="pr8" draw:text-style-name="P1" draw:layer="layout" svg:width="24.638cm" svg:height="2.733cm" svg:x="1.016cm" svg:y="11.745cm">
          <draw:text-box>
            <text:p><text:span text:style-name="T12">Il proprietario di un file/directory può essere modificato dall’attuale proprietario. </text:span></text:p>
          </draw:text-box>
        </draw:frame>
        <draw:frame presentation:style-name="pr8" draw:text-style-name="P1" draw:layer="layout" svg:width="24.638cm" svg:height="2.733cm" svg:x="0.99cm" svg:y="5.843cm">
          <draw:text-box>
            <text:p><text:span text:style-name="T12">Ogni utente è proprietario della propria ho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Gruppi di utenti</text:p>
          </draw:text-box>
        </draw:frame>
        <draw:frame presentation:style-name="pr8" draw:text-style-name="P13" draw:layer="layout" svg:width="27.178cm" svg:height="2.733cm" svg:x="0.387cm" svg:y="3.291cm" presentation:class="subtitle" presentation:user-transformed="true">
          <draw:text-box>
            <text:p text:style-name="P12"><text:span text:style-name="T17">Un </text:span><text:span text:style-name="T18">gruppo </text:span><text:span text:style-name="T19">è un insieme di utenti sullo stesso computer. </text:span></text:p>
          </draw:text-box>
        </draw:frame>
        <draw:frame draw:style-name="gr1" draw:text-style-name="P3" draw:layer="layout" svg:width="27.432cm" svg:height="1.016cm" svg:x="0.254cm" svg:y="14.478cm">
          <draw:text-box>
            <text:p text:style-name="P14"><text:span text:style-name="T2">Laboratorio di Informatica Ribelle – 2019 – Cristiano Longo – C.S.A. Officina Rebelde - Catania</text:span></text:p>
          </draw:text-box>
        </draw:frame>
        <draw:frame presentation:style-name="pr8" draw:text-style-name="P13" draw:layer="layout" svg:width="27.178cm" svg:height="2.733cm" svg:x="0.375cm" svg:y="6.35cm">
          <draw:text-box>
            <text:p text:style-name="P12"><text:span text:style-name="T17">Un utente appartiene ad almeno un gruppo,</text:span><text:span text:style-name="T19"> </text:span></text:p>
          </draw:text-box>
        </draw:frame>
        <draw:frame presentation:style-name="pr8" draw:text-style-name="P13" draw:layer="layout" svg:width="27.178cm" svg:height="2.733cm" svg:x="0.375cm" svg:y="8.636cm">
          <draw:text-box>
            <text:p text:style-name="P12"><text:span text:style-name="T19">ma può appartenere a diversi gruppi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ermessi</text:p>
          </draw:text-box>
        </draw:frame>
        <draw:frame presentation:style-name="pr8" draw:text-style-name="P13" draw:layer="layout" svg:width="27.178cm" svg:height="2.733cm" svg:x="0.375cm" svg:y="3.871cm" presentation:class="subtitle" presentation:user-transformed="true">
          <draw:text-box>
            <text:p text:style-name="P12"><text:span text:style-name="T19">Ogni utente e gruppo può avere dei </text:span><text:span text:style-name="T18">permessi </text:span><text:span text:style-name="T19">su un elemento del file system. I permessi sono dei seguenti tipi: </text:span></text:p>
          </draw:text-box>
        </draw:frame>
        <draw:frame draw:style-name="gr1" draw:text-style-name="P3" draw:layer="layout" svg:width="27.432cm" svg:height="1.016cm" svg:x="0.254cm" svg:y="14.478cm">
          <draw:text-box>
            <text:p text:style-name="P14"><text:span text:style-name="T2">Laboratorio di Informatica Ribelle – 2019 – Cristiano Longo – C.S.A. Officina Rebelde - Catania</text:span></text:p>
          </draw:text-box>
        </draw:frame>
        <draw:frame presentation:style-name="pr11" draw:text-style-name="P16" draw:layer="layout" svg:width="7.245cm" svg:height="3.841cm" svg:x="9.906cm" svg:y="7.112cm">
          <draw:text-box>
            <text:p text:style-name="P15"><text:span text:style-name="T19">- lettura,</text:span></text:p>
            <text:p text:style-name="P15"><text:span text:style-name="T19">- scrittura,</text:span></text:p>
            <text:p text:style-name="P15"><text:span text:style-name="T19">- esecuzion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ermessi</text:p>
          </draw:text-box>
        </draw:frame>
        <draw:frame presentation:style-name="pr8" draw:text-style-name="P13" draw:layer="layout" svg:width="27.178cm" svg:height="2.733cm" svg:x="0.375cm" svg:y="3.871cm" presentation:class="subtitle" presentation:user-transformed="true">
          <draw:text-box>
            <text:p text:style-name="P12"><text:span text:style-name="T19">Ogni utente e gruppo può avere dei </text:span><text:span text:style-name="T18">permessi </text:span><text:span text:style-name="T19">su un elemento del file system. I permessi sono dei seguenti tipi: </text:span></text:p>
          </draw:text-box>
        </draw:frame>
        <draw:frame draw:style-name="gr1" draw:text-style-name="P3" draw:layer="layout" svg:width="27.432cm" svg:height="1.016cm" svg:x="0.254cm" svg:y="14.478cm">
          <draw:text-box>
            <text:p text:style-name="P14"><text:span text:style-name="T2">Laboratorio di Informatica Ribelle – 2019 – Cristiano Longo – C.S.A. Officina Rebelde - Catania</text:span></text:p>
          </draw:text-box>
        </draw:frame>
        <draw:frame presentation:style-name="pr11" draw:text-style-name="P16" draw:layer="layout" svg:width="7.245cm" svg:height="3.841cm" svg:x="9.906cm" svg:y="7.112cm">
          <draw:text-box>
            <text:p text:style-name="P15"><text:span text:style-name="T19">- lettura,</text:span></text:p>
            <text:p text:style-name="P15"><text:span text:style-name="T19">- scrittura,</text:span></text:p>
            <text:p text:style-name="P15"><text:span text:style-name="T19">- esecuzione. </text:span></text:p>
          </draw:text-box>
        </draw:frame>
        <draw:frame presentation:style-name="pr8" draw:text-style-name="P13" draw:layer="layout" svg:width="27.178cm" svg:height="2.733cm" svg:x="0.762cm" svg:y="11.176cm">
          <draw:text-box>
            <text:p text:style-name="P12"><text:span text:style-name="T19">NOTA: per creare file all’interno di una directory è necessario avere i permessi di scrittura sulla stessa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tente amministratore</text:p>
          </draw:text-box>
        </draw:frame>
        <draw:frame presentation:style-name="pr5" draw:text-style-name="P4" draw:layer="layout" svg:width="24.638cm" svg:height="3.799cm" svg:x="1.016cm" svg:y="4.837cm" presentation:class="subtitle" presentation:user-transformed="true">
          <draw:text-box>
            <text:p text:style-name="P17">Un <text:span text:style-name="T1">utente amministratore</text:span><text:span text:style-name="T12"> può creare, ed eventualmente modificare e rimuovere, altri utenti.</text:span></text:p>
          </draw:text-box>
        </draw:frame>
        <draw:frame draw:style-name="gr1" draw:text-style-name="P3" draw:layer="layout" svg:width="27.432cm" svg:height="1.016cm" svg:x="0.254cm" svg:y="14.478cm">
          <draw:text-box>
            <text:p text:style-name="P14"><text:span text:style-name="T2">Laboratorio di Informatica Ribelle – 2019 – Cristiano Longo – C.S.A. Officina Rebelde - Catan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tente amministratore</text:p>
          </draw:text-box>
        </draw:frame>
        <draw:frame presentation:style-name="pr5" draw:text-style-name="P4" draw:layer="layout" svg:width="24.638cm" svg:height="3.799cm" svg:x="1.016cm" svg:y="4.837cm" presentation:class="subtitle" presentation:user-transformed="true">
          <draw:text-box>
            <text:p text:style-name="P17">Un <text:span text:style-name="T1">utente amministratore</text:span><text:span text:style-name="T12"> può creare, ed eventualmente modificare e rimuovere, altri utenti.</text:span></text:p>
          </draw:text-box>
        </draw:frame>
        <draw:frame draw:style-name="gr1" draw:text-style-name="P3" draw:layer="layout" svg:width="27.432cm" svg:height="1.016cm" svg:x="0.254cm" svg:y="14.478cm">
          <draw:text-box>
            <text:p text:style-name="P14"><text:span text:style-name="T2">Laboratorio di Informatica Ribelle – 2019 – Cristiano Longo – C.S.A. Officina Rebelde - Catania</text:span></text:p>
          </draw:text-box>
        </draw:frame>
        <draw:frame presentation:style-name="pr5" draw:text-style-name="P4" draw:layer="layout" svg:width="24.638cm" svg:height="3.799cm" svg:x="1.016cm" svg:y="9.155cm">
          <draw:text-box>
            <text:p text:style-name="P17">Ha dei permessi per accedere ad <text:span text:style-name="T1">aree comuni</text:span><text:span text:style-name="T12"> (di sistema) al di fuori delle home degli utenti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ower user</text:p>
          </draw:text-box>
        </draw:frame>
        <draw:frame presentation:style-name="pr5" draw:text-style-name="P4" draw:layer="layout" svg:width="24.638cm" svg:height="3.799cm" svg:x="1.016cm" svg:y="6.096cm" presentation:class="subtitle" presentation:user-transformed="true">
          <draw:text-box>
            <text:p text:style-name="P17">Un <text:span text:style-name="T1">Power User</text:span><text:span text:style-name="T12"> ha fondamentalmente i permessi per fare tutto.</text:span></text:p>
          </draw:text-box>
        </draw:frame>
        <draw:frame draw:style-name="gr1" draw:text-style-name="P3" draw:layer="layout" svg:width="27.432cm" svg:height="1.016cm" svg:x="0.254cm" svg:y="14.478cm">
          <draw:text-box>
            <text:p text:style-name="P14"><text:span text:style-name="T2">Laboratorio di Informatica Ribelle – 2019 – Cristiano Longo – C.S.A. Officina Rebelde - Catan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Guest User</text:p>
          </draw:text-box>
        </draw:frame>
        <draw:frame presentation:style-name="pr5" draw:text-style-name="P4" draw:layer="layout" svg:width="24.638cm" svg:height="3.799cm" svg:x="1.016cm" svg:y="6.096cm" presentation:class="subtitle" presentation:user-transformed="true">
          <draw:text-box>
            <text:p text:style-name="P17">Un utente <text:span text:style-name="T1">guest</text:span><text:span text:style-name="T12"> (ospite) ha una home </text:span><text:span text:style-name="T12">temporanea che viene cancellata alla </text:span><text:span text:style-name="T12">fine della sessione.</text:span></text:p>
          </draw:text-box>
        </draw:frame>
        <draw:frame draw:style-name="gr1" draw:text-style-name="P3" draw:layer="layout" svg:width="27.432cm" svg:height="1.016cm" svg:x="0.254cm" svg:y="14.478cm">
          <draw:text-box>
            <text:p text:style-name="P14"><text:span text:style-name="T2">Laboratorio di Informatica Ribelle – 2019 – Cristiano Longo – C.S.A. </text:span><text:span text:style-name="T2">Officina Rebelde - Catan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adornments="Bold" style:font-family-generic="modern" style:font-pitch="fixed"/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21:58:37.005854268</meta:creation-date>
    <meta:editing-duration>PT8H2M59S</meta:editing-duration>
    <meta:editing-cycles>36</meta:editing-cycles>
    <meta:generator>LibreOffice/6.0.7.3$Linux_X86_64 LibreOffice_project/00m0$Build-3</meta:generator>
    <dc:title>Bright Blue</dc:title>
    <dc:date>2019-11-15T11:15:48.692145632</dc:date>
    <meta:document-statistic meta:object-count="129"/>
  </office:meta>
</office:document-meta>
</file>